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/>
    <style:style style:name="gr1" style:family="graphic" style:parent-style-name="objectwithoutfill">
      <style:graphic-properties draw:stroke="solid" svg:stroke-width="0.05cm" svg:stroke-color="#ffcc99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" style:family="graphic" style:parent-style-name="objectwithoutfill">
      <style:graphic-properties draw:stroke="solid" svg:stroke-width="0.05cm" svg:stroke-color="#00cccc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842cm" fo:min-width="7.755cm" loext:decorative="false"/>
    </style:style>
    <style:style style:name="gr4" style:family="graphic" style:parent-style-name="standard">
      <style:graphic-properties draw:stroke="solid" draw:stroke-dash="Fine_20_Dashed" draw:fill-color="#ffff66" draw:textarea-horizontal-align="justify" draw:textarea-vertical-align="middle" draw:auto-grow-height="false" fo:min-height="0.525cm" fo:min-width="0.605cm" style:writing-mode="lr-tb" loext:decorative="false"/>
      <style:paragraph-properties style:writing-mode="lr-tb"/>
    </style:style>
    <style:style style:name="gr5" style:family="graphic" style:parent-style-name="standard">
      <style:graphic-properties draw:stroke="solid" draw:stroke-dash="Fine_20_Dashed" draw:fill-color="#ffff66" draw:textarea-horizontal-align="justify" draw:textarea-vertical-align="middle" draw:auto-grow-height="false" fo:min-height="0.525cm" fo:min-width="0.606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solid" svg:stroke-width="0.05cm" svg:stroke-color="#99ccff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draw:stroke="solid" draw:fill-color="#99ccff" draw:textarea-horizontal-align="justify" draw:textarea-vertical-align="middle" draw:auto-grow-height="false" fo:min-height="0.363cm" fo:min-width="21.6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="none" draw:fill-color="#cfe7f5" fo:min-height="0.496cm" loext:decorative="false"/>
      <style:paragraph-properties style:writing-mode="lr-tb"/>
    </style:style>
    <style:style style:name="gr9" style:family="graphic" style:parent-style-name="standard">
      <style:graphic-properties draw:stroke="solid" draw:fill-color="#7da647" draw:textarea-horizontal-align="justify" draw:textarea-vertical-align="middle" draw:auto-grow-height="false" fo:min-height="0.364cm" fo:min-width="21.67cm" style:writing-mode="lr-tb" loext:decorative="false"/>
      <style:paragraph-properties style:writing-mode="lr-tb"/>
    </style:style>
    <style:style style:name="gr10" style:family="graphic" style:parent-style-name="standard">
      <style:graphic-properties draw:stroke="solid" draw:fill-color="#cccccc" draw:textarea-horizontal-align="justify" draw:textarea-vertical-align="middle" draw:auto-grow-height="false" fo:min-height="0.363cm" fo:min-width="21.6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solid" draw:fill-color="#94476b" draw:textarea-horizontal-align="justify" draw:textarea-vertical-align="middle" draw:auto-grow-height="false" fo:min-height="0.363cm" fo:min-width="21.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draw:stroke-dash="Fine_20_Dashed" draw:fill-color="#cfe7f5" draw:textarea-horizontal-align="justify" draw:textarea-vertical-align="middle" draw:auto-grow-height="false" fo:min-height="0.525cm" fo:min-width="2.007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solid" svg:stroke-width="0.05cm" svg:stroke-color="#7da647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standard">
      <style:graphic-properties draw:stroke="none" draw:fill="none" draw:fill-color="#cfe7f5" fo:min-height="0.819cm" loext:decorative="false"/>
      <style:paragraph-properties style:writing-mode="lr-tb"/>
    </style:style>
    <style:style style:name="gr15" style:family="graphic" style:parent-style-name="objectwithoutfill">
      <style:graphic-properties draw:stroke="solid" svg:stroke-width="0.05cm" svg:stroke-color="#cccccc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stroke="none" draw:fill="none" draw:fill-color="#cfe7f5" fo:min-height="0.469cm" loext:decorative="false"/>
      <style:paragraph-properties style:writing-mode="lr-tb"/>
    </style:style>
    <style:style style:name="gr17" style:family="graphic" style:parent-style-name="objectwithoutfill">
      <style:graphic-properties draw:stroke="solid" svg:stroke-width="0.05cm" svg:stroke-color="#94476b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8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9" style:family="graphic" style:parent-style-name="standard">
      <style:graphic-properties draw:stroke="solid" draw:stroke-dash="Fine_20_Dashed" draw:fill-color="#ffff66" draw:textarea-horizontal-align="justify" draw:textarea-vertical-align="middle" draw:auto-grow-height="false" fo:min-height="0.525cm" fo:min-width="1.659cm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draw:fill-color="#ffcc99" draw:textarea-horizontal-align="justify" draw:textarea-vertical-align="middle" draw:auto-grow-height="false" fo:min-height="0.042cm" fo:min-width="21.67cm" style:writing-mode="lr-tb" loext:decorative="false"/>
      <style:paragraph-properties style:writing-mode="lr-tb"/>
    </style:style>
    <style:style style:name="gr21" style:family="graphic" style:parent-style-name="standard">
      <style:graphic-properties draw:stroke="solid" draw:fill-color="#00cccc" draw:textarea-horizontal-align="justify" draw:textarea-vertical-align="middle" draw:auto-grow-height="false" fo:min-height="0.364cm" fo:min-width="21.67cm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draw:stroke-dash="Fine_20_Dashed" draw:fill-color="#ffff66" draw:textarea-horizontal-align="justify" draw:textarea-vertical-align="middle" draw:auto-grow-height="false" fo:min-height="0.525cm" fo:min-width="6.358cm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draw:fill-color="#ffffff" draw:textarea-horizontal-align="justify" draw:textarea-vertical-align="middle" draw:auto-grow-height="false" fo:min-height="9.15cm" fo:min-width="19.18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0.937cm" loext:decorative="false"/>
    </style:style>
    <style:style style:name="gr25" style:family="graphic" style:parent-style-name="standard">
      <style:graphic-properties draw:stroke="solid" draw:fill-color="#cccccc" draw:textarea-horizontal-align="justify" draw:textarea-vertical-align="middle" draw:auto-grow-height="false" fo:min-height="0.277cm" fo:min-width="3.178cm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draw:fill-color="#cccccc" draw:textarea-horizontal-align="justify" draw:textarea-vertical-align="middle" draw:auto-grow-height="false" fo:min-height="0.277cm" fo:min-width="3.177cm" style:writing-mode="lr-tb" loext:decorative="false"/>
      <style:paragraph-properties style:writing-mode="lr-tb"/>
    </style:style>
    <style:style style:name="gr27" style:family="graphic" style:parent-style-name="standard">
      <style:graphic-properties draw:stroke="dash" draw:stroke-dash="Fine_20_Dashed" draw:fill-color="#ffff66" draw:textarea-horizontal-align="justify" draw:textarea-vertical-align="middle" draw:auto-grow-height="false" fo:min-height="0.277cm" fo:min-width="7.13cm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draw:fill-color="#99ccff" draw:textarea-horizontal-align="justify" draw:textarea-vertical-align="middle" draw:auto-grow-height="false" fo:min-height="0.986cm" fo:min-width="2.593cm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draw:fill-color="#99ccff" draw:textarea-horizontal-align="justify" draw:textarea-vertical-align="middle" draw:auto-grow-height="false" fo:min-height="0.331cm" fo:min-width="2.593cm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draw:fill-color="#99ccff" draw:textarea-horizontal-align="justify" draw:textarea-vertical-align="middle" draw:auto-grow-height="false" fo:min-height="0.331cm" fo:min-width="1.56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draw:fill-color="#99ccff" draw:textarea-horizontal-align="justify" draw:textarea-vertical-align="middle" draw:auto-grow-height="false" fo:min-height="0.331cm" fo:min-width="1.281cm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draw:fill-color="#99ccff" draw:textarea-horizontal-align="justify" draw:textarea-vertical-align="middle" draw:auto-grow-height="false" fo:min-height="0.331cm" fo:min-width="1.14cm" style:writing-mode="lr-tb" loext:decorative="false"/>
      <style:paragraph-properties style:writing-mode="lr-tb"/>
    </style:style>
    <style:style style:name="gr33" style:family="graphic" style:parent-style-name="standard">
      <style:graphic-properties draw:stroke="solid" draw:fill-color="#99ccff" draw:textarea-horizontal-align="justify" draw:textarea-vertical-align="middle" draw:auto-grow-height="false" fo:min-height="0.331cm" fo:min-width="1.439cm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draw:fill-color="#b3b300" draw:textarea-horizontal-align="justify" draw:textarea-vertical-align="middle" draw:auto-grow-height="false" fo:min-height="1.101cm" fo:min-width="3.294cm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draw:fill-color="#b3b300" draw:textarea-horizontal-align="justify" draw:textarea-vertical-align="middle" draw:auto-grow-height="false" fo:min-height="0.331cm" fo:min-width="3.25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1.13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0.986cm" loext:decorative="false"/>
      <style:paragraph-properties style:writing-mode="lr-tb"/>
    </style:style>
    <style:style style:name="gr38" style:family="graphic" style:parent-style-name="objectwithoutfill">
      <style:graphic-properties draw:stroke="solid" draw:marker-end="Arrow" draw:marker-end-width="0.3cm" draw:fill="none" draw:textarea-vertical-align="middle" loext:decorative="false"/>
    </style:style>
    <style:style style:name="gr39" style:family="graphic" style:parent-style-name="standard">
      <style:graphic-properties draw:stroke="solid" draw:fill-color="#99ccff" draw:textarea-horizontal-align="justify" draw:textarea-vertical-align="middle" draw:auto-grow-height="false" fo:min-height="0.577cm" fo:min-width="7.276cm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draw:fill-color="#99ccff" draw:textarea-horizontal-align="justify" draw:textarea-vertical-align="middle" draw:auto-grow-height="false" fo:min-height="0.441cm" fo:min-width="0.897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ffff66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99cc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cfe7f5"/>
      <style:text-properties fo:font-size="6pt" style:font-size-asian="6pt" style:font-size-complex="6pt"/>
    </style:style>
    <style:style style:name="P8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-color="#7da647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-color="#cccccc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94476b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-color="#cfe7f5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-color="#ffcc99"/>
      <style:paragraph-properties fo:text-align="end" style:writing-mode="lr-tb"/>
      <style:text-properties fo:font-size="8pt" fo:font-weight="bold" style:font-size-asian="8pt" style:font-weight-asian="bold" style:font-size-complex="8pt" style:font-weight-complex="bold"/>
    </style:style>
    <style:style style:name="P16" style:family="paragraph">
      <loext:graphic-properties draw:fill-color="#ffcc99"/>
      <style:paragraph-properties fo:text-align="start" style:writing-mode="lr-tb"/>
      <style:text-properties fo:font-size="8pt" fo:font-weight="bold" style:font-size-asian="8pt" style:font-weight-asian="bold" style:font-size-complex="8pt" style:font-weight-complex="bold"/>
    </style:style>
    <style:style style:name="P17" style:family="paragraph">
      <loext:graphic-properties draw:fill-color="#00cccc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loext:graphic-properties draw:fill-color="#cccccc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P22" style:family="paragraph">
      <loext:graphic-properties draw:fill-color="#ffff66"/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P23" style:family="paragraph">
      <loext:graphic-properties draw:fill-color="#99cc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center" style:writing-mode="lr-tb"/>
      <style:text-properties fo:font-size="10pt" style:font-size-asian="10pt" style:font-size-complex="10pt"/>
    </style:style>
    <style:style style:name="P25" style:family="paragraph">
      <loext:graphic-properties draw:fill-color="#99ccff"/>
      <style:paragraph-properties fo:text-align="center" style:writing-mode="lr-tb"/>
      <style:text-properties fo:font-size="10pt" style:font-size-asian="10pt" style:font-size-complex="10pt"/>
    </style:style>
    <style:style style:name="P26" style:family="paragraph">
      <loext:graphic-properties draw:fill-color="#b3b300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/>
      <style:text-properties fo:font-size="12pt" fo:font-weight="bold" style:font-size-asian="10pt" style:font-weight-asian="bold" style:font-size-complex="10pt" style:font-weight-complex="bold"/>
    </style:style>
    <style:style style:name="P28" style:family="paragraph">
      <loext:graphic-properties draw:fill="none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764cm" svg:y1="4.932cm" svg:x2="14.764cm" svg:y2="6.102cm">
          <text:p/>
        </draw:line>
        <draw:line draw:style-name="gr1" draw:text-style-name="P1" draw:layer="layout" svg:x1="12.464cm" svg:y1="4.932cm" svg:x2="12.464cm" svg:y2="6.102cm">
          <text:p/>
        </draw:line>
        <draw:line draw:style-name="gr2" draw:text-style-name="P1" draw:layer="layout" svg:x1="12.464cm" svg:y1="3.332cm" svg:x2="12.464cm" svg:y2="4.502cm">
          <text:p/>
        </draw:line>
        <draw:custom-shape draw:style-name="gr3" draw:text-style-name="P2" draw:layer="layout" svg:width="8.255cm" svg:height="1.092cm" svg:x="0.4cm" svg:y="1.2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105cm" svg:height="0.775cm" svg:x="0.626cm" svg:y="1.427cm">
          <text:p text:style-name="P3"><text:span text:style-name="T1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05cm" svg:height="0.775cm" svg:x="2.097cm" svg:y="1.427cm">
          <text:p text:style-name="P3"><text:span text:style-name="T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.106cm" svg:height="0.775cm" svg:x="3.568cm" svg:y="1.427cm">
          <text:p text:style-name="P3"><text:span text:style-name="T1">M3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.182cm" svg:y1="0.862cm" svg:x2="1.182cm" svg:y2="1.422cm">
          <text:p/>
        </draw:line>
        <draw:custom-shape draw:style-name="gr7" draw:text-style-name="P6" draw:layer="layout" svg:width="22.17cm" svg:height="0.613cm" svg:x="0.57cm" svg:y="0.303cm">
          <text:p text:style-name="P5"><text:span text:style-name="T2">DHCP Network</text:span><text:span text:style-name="T3"> </text:span><text:span text:style-name="T2">(192.168.50.0/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.653cm" svg:y1="0.863cm" svg:x2="2.653cm" svg:y2="1.423cm">
          <text:p/>
        </draw:line>
        <draw:frame draw:style-name="gr8" draw:text-style-name="P7" draw:layer="layout" svg:width="1.308cm" svg:height="0.746cm" svg:x="1.011cm" svg:y="0.851cm">
          <draw:text-box>
            <text:p><text:span text:style-name="T4">.10 </text:span></text:p>
          </draw:text-box>
        </draw:frame>
        <draw:frame draw:style-name="gr8" draw:text-style-name="P7" draw:layer="layout" svg:width="1.308cm" svg:height="0.746cm" svg:x="2.484cm" svg:y="0.851cm">
          <draw:text-box>
            <text:p><text:span text:style-name="T4">.11 </text:span></text:p>
          </draw:text-box>
        </draw:frame>
        <draw:line draw:style-name="gr6" draw:text-style-name="P1" draw:layer="layout" svg:x1="4.124cm" svg:y1="0.866cm" svg:x2="4.124cm" svg:y2="1.426cm">
          <text:p/>
        </draw:line>
        <draw:frame draw:style-name="gr8" draw:text-style-name="P7" draw:layer="layout" svg:width="1.308cm" svg:height="0.746cm" svg:x="3.956cm" svg:y="0.851cm">
          <draw:text-box>
            <text:p><text:span text:style-name="T4">.12 </text:span></text:p>
          </draw:text-box>
        </draw:frame>
        <draw:custom-shape draw:style-name="gr9" draw:text-style-name="P9" draw:layer="layout" svg:width="22.17cm" svg:height="0.614cm" svg:x="0.57cm" svg:y="9.004cm">
          <text:p text:style-name="P8"><text:span text:style-name="T2">Student Network</text:span><text:span text:style-name="T3"> </text:span><text:span text:style-name="T2">(172.25.250.0/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2.17cm" svg:height="0.613cm" svg:x="0.57cm" svg:y="11.505cm">
          <text:p text:style-name="P8"><text:span text:style-name="T2">Classroom Network</text:span><text:span text:style-name="T3"> </text:span><text:span text:style-name="T2">(172.25.252.0/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22.17cm" svg:height="0.613cm" svg:x="0.57cm" svg:y="14.3cm">
          <text:p text:style-name="P8"><text:span text:style-name="T2">External Network</text:span><text:span text:style-name="T3"> </text:span><text:span text:style-name="T2">(10.1.0.0/16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507cm" svg:height="0.775cm" svg:x="4.882cm" svg:y="10.128cm">
          <text:p text:style-name="P3"><text:span text:style-name="T2"><text:s/></text:span><text:span text:style-name="T2">Workstation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507cm" svg:height="0.775cm" svg:x="16.321cm" svg:y="10.128cm">
          <text:p text:style-name="P3"><text:span text:style-name="T2"><text:s/></text:span><text:span text:style-name="T2">Bastion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6.037cm" svg:y1="9.571cm" svg:x2="6.037cm" svg:y2="10.131cm">
          <text:p/>
        </draw:line>
        <draw:line draw:style-name="gr13" draw:text-style-name="P1" draw:layer="layout" svg:x1="17.513cm" svg:y1="9.572cm" svg:x2="17.513cm" svg:y2="10.132cm">
          <text:p/>
        </draw:line>
        <draw:frame draw:style-name="gr8" draw:text-style-name="P7" draw:layer="layout" svg:width="1.308cm" svg:height="0.746cm" svg:x="5.874cm" svg:y="9.552cm">
          <draw:text-box>
            <text:p><text:span text:style-name="T4">.9 </text:span></text:p>
          </draw:text-box>
        </draw:frame>
        <draw:frame draw:style-name="gr14" draw:text-style-name="P7" draw:layer="layout" svg:width="1.753cm" svg:height="1.069cm" svg:x="17.351cm" svg:y="9.652cm">
          <draw:text-box>
            <text:p><text:span text:style-name="T4">.254 </text:span></text:p>
          </draw:text-box>
        </draw:frame>
        <draw:line draw:style-name="gr15" draw:text-style-name="P1" draw:layer="layout" svg:x1="17.51cm" svg:y1="12.111cm" svg:x2="17.513cm" svg:y2="12.78cm">
          <text:p/>
        </draw:line>
        <draw:frame draw:style-name="gr16" draw:text-style-name="P7" draw:layer="layout" svg:width="1.753cm" svg:height="0.719cm" svg:x="17.351cm" svg:y="10.877cm">
          <draw:text-box>
            <text:p><text:span text:style-name="T4">.1 </text:span></text:p>
          </draw:text-box>
        </draw:frame>
        <draw:custom-shape draw:style-name="gr12" draw:text-style-name="P12" draw:layer="layout" svg:width="2.507cm" svg:height="0.775cm" svg:x="16.321cm" svg:y="12.775cm">
          <text:p text:style-name="P3"><text:span text:style-name="T2"><text:s/></text:span><text:span text:style-name="T2">Classroom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7.513cm" svg:y1="10.897cm" svg:x2="17.513cm" svg:y2="11.457cm">
          <text:p/>
        </draw:line>
        <draw:line draw:style-name="gr17" draw:text-style-name="P1" draw:layer="layout" svg:x1="17.51cm" svg:y1="13.583cm" svg:x2="17.513cm" svg:y2="14.252cm">
          <text:p/>
        </draw:line>
        <draw:frame draw:style-name="gr16" draw:text-style-name="P7" draw:layer="layout" svg:width="1.753cm" svg:height="0.719cm" svg:x="17.351cm" svg:y="13.673cm">
          <draw:text-box>
            <text:p><text:span text:style-name="T4">.11 </text:span></text:p>
          </draw:text-box>
        </draw:frame>
        <draw:frame draw:style-name="gr14" draw:text-style-name="P7" draw:layer="layout" svg:width="1.753cm" svg:height="1.069cm" svg:x="17.351cm" svg:y="12.301cm">
          <draw:text-box>
            <text:p><text:span text:style-name="T4">.254 </text:span></text:p>
          </draw:text-box>
        </draw:frame>
        <draw:custom-shape draw:style-name="gr12" draw:text-style-name="P12" draw:layer="layout" svg:width="2.507cm" svg:height="0.775cm" svg:x="16.321cm" svg:y="1.427cm">
          <text:p text:style-name="P3"><text:span text:style-name="T2"><text:s/></text:span><text:span text:style-name="T2">Utility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7.513cm" svg:y1="0.869cm" svg:x2="17.513cm" svg:y2="1.429cm">
          <text:p/>
        </draw:line>
        <draw:line draw:style-name="gr13" draw:text-style-name="P1" draw:layer="layout" svg:x1="17.513cm" svg:y1="2.195cm" svg:x2="17.545cm" svg:y2="8.99cm">
          <text:p/>
        </draw:line>
        <draw:frame draw:style-name="gr14" draw:text-style-name="P7" draw:layer="layout" svg:width="1.682cm" svg:height="1.069cm" svg:x="17.355cm" svg:y="0.903cm">
          <draw:text-box>
            <text:p><text:span text:style-name="T4">.254 </text:span></text:p>
          </draw:text-box>
        </draw:frame>
        <draw:frame draw:style-name="gr14" draw:text-style-name="P7" draw:layer="layout" svg:width="1.681cm" svg:height="1.069cm" svg:x="17.357cm" svg:y="8.576cm">
          <draw:text-box>
            <text:p><text:span text:style-name="T4">.253 </text:span></text:p>
          </draw:text-box>
        </draw:frame>
        <draw:frame draw:style-name="gr18" draw:text-style-name="P13" draw:layer="layout" svg:width="4.798cm" svg:height="0.887cm" svg:x="4.591cm" svg:y="1.422cm">
          <draw:text-box>
            <text:p><text:span text:style-name="T2">OpenShift Cluster hosting OpenStack Control Plane</text:span></text:p>
          </draw:text-box>
        </draw:frame>
        <draw:line draw:style-name="gr2" draw:text-style-name="P1" draw:layer="layout" svg:x1="17.164cm" svg:y1="2.232cm" svg:x2="17.164cm" svg:y2="3.402cm">
          <text:p/>
        </draw:line>
        <draw:line draw:style-name="gr13" draw:text-style-name="P1" draw:layer="layout" svg:x1="17.513cm" svg:y1="2.196cm" svg:x2="17.545cm" svg:y2="8.991cm">
          <text:p/>
        </draw:line>
        <draw:frame draw:style-name="gr14" draw:text-style-name="P7" draw:layer="layout" svg:width="1.682cm" svg:height="1.069cm" svg:x="16.355cm" svg:y="2.904cm">
          <draw:text-box>
            <text:p><text:span text:style-name="T4">.254 </text:span></text:p>
          </draw:text-box>
        </draw:frame>
        <draw:line draw:style-name="gr2" draw:text-style-name="P1" draw:layer="layout" svg:x1="1.464cm" svg:y1="2.232cm" svg:x2="1.464cm" svg:y2="3.402cm">
          <text:p/>
        </draw:line>
        <draw:line draw:style-name="gr2" draw:text-style-name="P1" draw:layer="layout" svg:x1="2.964cm" svg:y1="2.232cm" svg:x2="2.964cm" svg:y2="3.402cm">
          <text:p/>
        </draw:line>
        <draw:line draw:style-name="gr2" draw:text-style-name="P1" draw:layer="layout" svg:x1="4.464cm" svg:y1="2.232cm" svg:x2="4.464cm" svg:y2="3.402cm">
          <text:p/>
        </draw:line>
        <draw:frame draw:style-name="gr8" draw:text-style-name="P7" draw:layer="layout" svg:width="1.308cm" svg:height="0.746cm" svg:x="1.311cm" svg:y="2.951cm">
          <draw:text-box>
            <text:p><text:span text:style-name="T4">.10 </text:span></text:p>
          </draw:text-box>
        </draw:frame>
        <draw:frame draw:style-name="gr8" draw:text-style-name="P7" draw:layer="layout" svg:width="1.308cm" svg:height="0.746cm" svg:x="2.784cm" svg:y="2.951cm">
          <draw:text-box>
            <text:p><text:span text:style-name="T4">.11 </text:span></text:p>
          </draw:text-box>
        </draw:frame>
        <draw:frame draw:style-name="gr8" draw:text-style-name="P7" draw:layer="layout" svg:width="1.308cm" svg:height="0.746cm" svg:x="4.256cm" svg:y="2.951cm">
          <draw:text-box>
            <text:p><text:span text:style-name="T4">.12 </text:span></text:p>
          </draw:text-box>
        </draw:frame>
        <draw:custom-shape draw:style-name="gr19" draw:text-style-name="P4" draw:layer="layout" svg:width="2.159cm" svg:height="0.775cm" svg:x="11.257cm" svg:y="4.427cm">
          <text:p text:style-name="P3"><text:span text:style-name="T1">compute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764cm" svg:y1="3.332cm" svg:x2="14.764cm" svg:y2="4.502cm">
          <text:p/>
        </draw:line>
        <draw:custom-shape draw:style-name="gr19" draw:text-style-name="P4" draw:layer="layout" svg:width="2.159cm" svg:height="0.775cm" svg:x="13.657cm" svg:y="4.427cm">
          <text:p text:style-name="P3"><text:span text:style-name="T1">compute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308cm" svg:height="0.746cm" svg:x="11.711cm" svg:y="4.051cm">
          <draw:text-box>
            <text:p><text:span text:style-name="T4">.31 </text:span></text:p>
          </draw:text-box>
        </draw:frame>
        <draw:frame draw:style-name="gr8" draw:text-style-name="P7" draw:layer="layout" svg:width="1.308cm" svg:height="0.746cm" svg:x="14.111cm" svg:y="4.051cm">
          <draw:text-box>
            <text:p><text:span text:style-name="T4">.32 </text:span></text:p>
          </draw:text-box>
        </draw:frame>
        <draw:frame draw:style-name="gr8" draw:text-style-name="P7" draw:layer="layout" svg:width="1.308cm" svg:height="0.746cm" svg:x="11.711cm" svg:y="5.451cm">
          <draw:text-box>
            <text:p><text:span text:style-name="T4">.110 </text:span></text:p>
          </draw:text-box>
        </draw:frame>
        <draw:frame draw:style-name="gr8" draw:text-style-name="P7" draw:layer="layout" svg:width="1.308cm" svg:height="0.746cm" svg:x="14.111cm" svg:y="5.451cm">
          <draw:text-box>
            <text:p><text:span text:style-name="T4">.111 </text:span></text:p>
          </draw:text-box>
        </draw:frame>
        <draw:line draw:style-name="gr1" draw:text-style-name="P1" draw:layer="layout" svg:x1="0.808cm" svg:y1="2.159cm" svg:x2="0.808cm" svg:y2="5.842cm">
          <text:p/>
        </draw:line>
        <draw:frame draw:style-name="gr8" draw:text-style-name="P7" draw:layer="layout" svg:width="1.308cm" svg:height="0.746cm" svg:x="0.211cm" svg:y="5.451cm">
          <draw:text-box>
            <text:p><text:span text:style-name="T4">.10 </text:span></text:p>
          </draw:text-box>
        </draw:frame>
        <draw:line draw:style-name="gr1" draw:text-style-name="P1" draw:layer="layout" svg:x1="2.108cm" svg:y1="2.16cm" svg:x2="2.108cm" svg:y2="5.843cm">
          <text:p/>
        </draw:line>
        <draw:line draw:style-name="gr1" draw:text-style-name="P1" draw:layer="layout" svg:x1="3.608cm" svg:y1="2.161cm" svg:x2="3.608cm" svg:y2="5.844cm">
          <text:p/>
        </draw:line>
        <draw:frame draw:style-name="gr8" draw:text-style-name="P7" draw:layer="layout" svg:width="1.308cm" svg:height="0.746cm" svg:x="1.484cm" svg:y="5.451cm">
          <draw:text-box>
            <text:p><text:span text:style-name="T4">.11 </text:span></text:p>
          </draw:text-box>
        </draw:frame>
        <draw:frame draw:style-name="gr8" draw:text-style-name="P7" draw:layer="layout" svg:width="1.308cm" svg:height="0.746cm" svg:x="3.056cm" svg:y="5.451cm">
          <draw:text-box>
            <text:p><text:span text:style-name="T4">.12 </text:span></text:p>
          </draw:text-box>
        </draw:frame>
        <draw:line draw:style-name="gr1" draw:text-style-name="P1" draw:layer="layout" svg:x1="11.322cm" svg:y1="5.18cm" svg:x2="11.308cm" svg:y2="6.645cm">
          <text:p/>
        </draw:line>
        <draw:line draw:style-name="gr1" draw:text-style-name="P1" draw:layer="layout" svg:x1="11.576cm" svg:y1="5.18cm" svg:x2="11.608cm" svg:y2="8.145cm">
          <text:p/>
        </draw:line>
        <draw:line draw:style-name="gr1" draw:text-style-name="P1" draw:layer="layout" svg:x1="11.457cm" svg:y1="7.459cm" svg:x2="11.457cm" svg:y2="5.174cm">
          <text:p/>
        </draw:line>
        <draw:line draw:style-name="gr1" draw:text-style-name="P1" draw:layer="layout" svg:x1="13.722cm" svg:y1="5.181cm" svg:x2="13.708cm" svg:y2="6.646cm">
          <text:p/>
        </draw:line>
        <draw:line draw:style-name="gr1" draw:text-style-name="P1" draw:layer="layout" svg:x1="13.858cm" svg:y1="7.46cm" svg:x2="13.858cm" svg:y2="5.175cm">
          <text:p/>
        </draw:line>
        <draw:line draw:style-name="gr1" draw:text-style-name="P1" draw:layer="layout" svg:x1="13.976cm" svg:y1="5.181cm" svg:x2="14.008cm" svg:y2="8.146cm">
          <text:p/>
        </draw:line>
        <draw:line draw:style-name="gr1" draw:text-style-name="P1" draw:layer="layout" svg:x1="0.908cm" svg:y1="2.16cm" svg:x2="0.908cm" svg:y2="6.45cm">
          <text:p/>
        </draw:line>
        <draw:line draw:style-name="gr1" draw:text-style-name="P1" draw:layer="layout" svg:x1="1.008cm" svg:y1="2.16cm" svg:x2="1.035cm" svg:y2="7.212cm">
          <text:p/>
        </draw:line>
        <draw:line draw:style-name="gr1" draw:text-style-name="P1" draw:layer="layout" svg:x1="1.109cm" svg:y1="2.16cm" svg:x2="1.162cm" svg:y2="7.847cm">
          <text:p/>
        </draw:line>
        <draw:line draw:style-name="gr1" draw:text-style-name="P1" draw:layer="layout" svg:x1="2.208cm" svg:y1="2.16cm" svg:x2="2.208cm" svg:y2="6.45cm">
          <text:p/>
        </draw:line>
        <draw:line draw:style-name="gr1" draw:text-style-name="P1" draw:layer="layout" svg:x1="2.309cm" svg:y1="2.16cm" svg:x2="2.336cm" svg:y2="7.212cm">
          <text:p/>
        </draw:line>
        <draw:line draw:style-name="gr1" draw:text-style-name="P1" draw:layer="layout" svg:x1="2.41cm" svg:y1="2.161cm" svg:x2="2.463cm" svg:y2="7.848cm">
          <text:p/>
        </draw:line>
        <draw:line draw:style-name="gr1" draw:text-style-name="P1" draw:layer="layout" svg:x1="3.708cm" svg:y1="2.16cm" svg:x2="3.708cm" svg:y2="6.45cm">
          <text:p/>
        </draw:line>
        <draw:line draw:style-name="gr1" draw:text-style-name="P1" draw:layer="layout" svg:x1="3.81cm" svg:y1="2.16cm" svg:x2="3.837cm" svg:y2="7.212cm">
          <text:p/>
        </draw:line>
        <draw:line draw:style-name="gr1" draw:text-style-name="P1" draw:layer="layout" svg:x1="3.911cm" svg:y1="2.162cm" svg:x2="3.964cm" svg:y2="7.849cm">
          <text:p/>
        </draw:line>
        <draw:custom-shape draw:style-name="gr20" draw:text-style-name="P15" draw:layer="layout" svg:width="22.17cm" svg:height="0.292cm" svg:x="0.57cm" svg:y="5.81cm">
          <text:p text:style-name="P14"><text:span text:style-name="T2">OSP ctlplane network (172.22.0.0/24), <text:s text:c="4"/>VLAN_ID=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22.17cm" svg:height="0.292cm" svg:x="0.57cm" svg:y="7.21cm">
          <text:p text:style-name="P14"><text:span text:style-name="T2">OSP storage network</text:span><text:span text:style-name="T3"> </text:span><text:span text:style-name="T2">(172.18.0.0/24), <text:s text:c="5"/>VLAN_ID=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22.17cm" svg:height="0.292cm" svg:x="0.57cm" svg:y="7.916cm">
          <text:p text:style-name="P14"><text:span text:style-name="T2">OSP tenant network</text:span><text:span text:style-name="T3"> </text:span><text:span text:style-name="T2">(172.19.0.0/24), <text:s text:c="7"/>VLAN_ID=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5" draw:layer="layout" svg:width="22.17cm" svg:height="0.292cm" svg:x="0.57cm" svg:y="6.504cm">
          <text:p text:style-name="P14"><text:span text:style-name="T2">OSP internalapi network</text:span><text:span text:style-name="T3"> </text:span><text:span text:style-name="T2">(172.17.0.0/24), VLAN_ID=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22.17cm" svg:height="0.614cm" svg:x="0.57cm" svg:y="3.304cm">
          <text:p text:style-name="P8"><text:span text:style-name="T2">OSP External Network</text:span><text:span text:style-name="T3"> </text:span><text:span text:style-name="T2">(192.168.51.0/24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2.507cm" svg:height="0.775cm" svg:x="10.721cm" svg:y="1.427cm">
          <text:p text:style-name="P3"><text:span text:style-name="T2"><text:s/></text:span><text:span text:style-name="T2">IDM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7" draw:layer="layout" svg:width="1.682cm" svg:height="1.069cm" svg:x="11.855cm" svg:y="0.904cm">
          <draw:text-box>
            <text:p><text:span text:style-name="T4">.30 </text:span></text:p>
          </draw:text-box>
        </draw:frame>
        <draw:line draw:style-name="gr6" draw:text-style-name="P1" draw:layer="layout" svg:x1="12.013cm" svg:y1="0.869cm" svg:x2="12.013cm" svg:y2="1.429cm">
          <text:p/>
        </draw:line>
        <draw:custom-shape draw:style-name="gr12" draw:text-style-name="P12" draw:layer="layout" svg:width="2.507cm" svg:height="0.775cm" svg:x="13.521cm" svg:y="1.427cm">
          <text:p text:style-name="P3"><text:span text:style-name="T2"><text:s/></text:span><text:span text:style-name="T2">Registry</text:span><text:span text:style-name="T1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4.813cm" svg:y1="0.869cm" svg:x2="14.813cm" svg:y2="1.429cm">
          <text:p/>
        </draw:line>
        <draw:frame draw:style-name="gr14" draw:text-style-name="P7" draw:layer="layout" svg:width="1.682cm" svg:height="1.069cm" svg:x="14.655cm" svg:y="0.905cm">
          <draw:text-box>
            <text:p><text:span text:style-name="T4">.50 </text:span></text:p>
          </draw:text-box>
        </draw:frame>
        <draw:custom-shape draw:style-name="gr22" draw:text-style-name="P4" draw:layer="layout" svg:width="6.858cm" svg:height="0.775cm" svg:x="4.191cm" svg:y="4.427cm">
          <text:p text:style-name="P3"><text:span text:style-name="T1">Ceph server nodes (cephserver{a..e}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7.764cm" svg:y1="3.332cm" svg:x2="7.764cm" svg:y2="4.502cm">
          <text:p/>
        </draw:line>
        <draw:line draw:style-name="gr1" draw:text-style-name="P1" draw:layer="layout" svg:x1="10.276cm" svg:y1="5.181cm" svg:x2="10.308cm" svg:y2="8.146cm">
          <text:p/>
        </draw:line>
        <draw:line draw:style-name="gr1" draw:text-style-name="P1" draw:layer="layout" svg:x1="10.157cm" svg:y1="7.46cm" svg:x2="10.157cm" svg:y2="5.175cm">
          <text:p/>
        </draw:line>
        <draw:line draw:style-name="gr1" draw:text-style-name="P1" draw:layer="layout" svg:x1="10.022cm" svg:y1="5.181cm" svg:x2="10.008cm" svg:y2="6.646cm">
          <text:p/>
        </draw:line>
        <draw:line draw:style-name="gr1" draw:text-style-name="P1" draw:layer="layout" svg:x1="9.798cm" svg:y1="5.18cm" svg:x2="9.864cm" svg:y2="6.102cm">
          <text:p/>
        </draw:line>
        <draw:frame draw:style-name="gr8" draw:text-style-name="P7" draw:layer="layout" svg:width="1.841cm" svg:height="0.746cm" svg:x="7.811cm" svg:y="4.051cm">
          <draw:text-box>
            <text:p><text:span text:style-name="T4">.211 to .215</text:span></text:p>
          </draw:text-box>
        </draw:frame>
      </draw:page>
      <draw:page draw:name="page2" draw:style-name="dp2" draw:master-page-name="Default">
        <draw:custom-shape draw:style-name="gr23" draw:text-style-name="P18" draw:layer="layout" svg:width="19.68cm" svg:height="9.4cm" svg:x="1.57cm" svg:y="5.7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9" draw:layer="layout" svg:width="0.578cm" svg:height="1.187cm" svg:x="7.06cm" svg:y="9.27cm">
          <draw:text-box>
            <text:p/>
          </draw:text-box>
        </draw:frame>
        <draw:custom-shape draw:style-name="gr25" draw:text-style-name="P20" draw:layer="layout" svg:width="3.678cm" svg:height="0.527cm" svg:x="5.87cm" svg:y="9.7cm">
          <text:p text:style-name="P3"><text:span text:style-name="T1">6443 / 226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3.677cm" svg:height="0.527cm" svg:x="9.904cm" svg:y="9.7cm">
          <text:p text:style-name="P3"><text:span text:style-name="T1">80 / 44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7.63cm" svg:height="0.527cm" svg:x="5.87cm" svg:y="10.967cm">
          <text:p text:style-name="P21"><text:span text:style-name="T1">OpenShift 3xMas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3" draw:layer="layout" svg:width="3.093cm" svg:height="1.236cm" svg:x="2.414cm" svg:y="10.342cm">
          <text:p text:style-name="P3"><text:span text:style-name="T1">Utility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3" draw:layer="layout" svg:width="3.093cm" svg:height="0.581cm" svg:x="2.414cm" svg:y="11.841cm">
          <text:p text:style-name="P3"><text:span text:style-name="T1">N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draw:layer="layout" svg:width="2.069cm" svg:height="0.581cm" svg:x="5.87cm" svg:y="11.841cm">
          <text:p text:style-name="P24"><text:span text:style-name="T1">TFTP (PXE</text:span><text:span text:style-name="T5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3" draw:layer="layout" svg:width="1.781cm" svg:height="0.581cm" svg:x="8.06cm" svg:y="11.841cm">
          <text:p text:style-name="P3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3" draw:layer="layout" svg:width="1.64cm" svg:height="0.581cm" svg:x="9.904cm" svg:y="11.841cm">
          <text:p text:style-name="P3"><text:span text:style-name="T1">DH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1.939cm" svg:height="0.581cm" svg:x="11.632cm" svg:y="11.841cm">
          <text:p text:style-name="P3"><text:span text:style-name="T1">HTT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6" draw:layer="layout" svg:width="3.794cm" svg:height="1.351cm" svg:x="15.106cm" svg:y="10.327cm">
          <text:p text:style-name="P3"><text:span text:style-name="T1">Regis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6" draw:layer="layout" svg:width="3.75cm" svg:height="0.581cm" svg:x="15.15cm" svg:y="11.85cm">
          <text:p text:style-name="P3"><text:span text:style-name="T1">Image registry and 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7" draw:layer="layout" svg:width="9.243cm" svg:height="1.38cm" svg:x="1.908cm" svg:y="6.251cm">
          <draw:text-box>
            <text:p><text:span text:style-name="T6"><text:s/></text:span><text:span text:style-name="T6">Cluster Network 192.168.50.0/24</text:span></text:p>
            <text:p><text:span text:style-name="T6"><text:s/></text:span><text:span text:style-name="T6">ocp4.example.com</text:span></text:p>
          </draw:text-box>
        </draw:frame>
        <draw:frame draw:style-name="gr37" draw:text-style-name="P28" draw:layer="layout" svg:width="3.383cm" svg:height="1.236cm" svg:x="11.241cm" svg:y="12.357cm">
          <draw:text-box>
            <text:p><text:span text:style-name="T3"><text:s/></text:span><text:span text:style-name="T2">RHCOS images</text:span></text:p>
            <text:p><text:span text:style-name="T2"><text:s/></text:span><text:span text:style-name="T2">and Ignition files</text:span></text:p>
          </draw:text-box>
        </draw:frame>
        <draw:line draw:style-name="gr38" draw:text-style-name="P1" draw:layer="layout" svg:x1="7.725cm" svg:y1="8.801cm" svg:x2="7.715cm" svg:y2="9.661cm">
          <text:p/>
        </draw:line>
        <draw:line draw:style-name="gr38" draw:text-style-name="P1" draw:layer="layout" svg:x1="11.726cm" svg:y1="8.801cm" svg:x2="11.716cm" svg:y2="9.661cm">
          <text:p/>
        </draw:line>
        <draw:line draw:style-name="gr38" draw:text-style-name="P1" draw:layer="layout" svg:x1="7.731cm" svg:y1="10.201cm" svg:x2="7.721cm" svg:y2="11.061cm">
          <text:p/>
        </draw:line>
        <draw:custom-shape draw:style-name="gr39" draw:text-style-name="P23" draw:layer="layout" svg:width="7.776cm" svg:height="0.827cm" svg:x="5.87cm" svg:y="8.203cm">
          <text:p text:style-name="P3"><text:span text:style-name="T1">Load Balancer (HAprox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" draw:layer="layout" svg:x1="11.728cm" svg:y1="10.201cm" svg:x2="11.718cm" svg:y2="11.061cm">
          <text:p/>
        </draw:line>
        <draw:custom-shape draw:style-name="gr40" draw:text-style-name="P23" draw:layer="layout" svg:width="1.397cm" svg:height="0.691cm" draw:transform="rotate (-1.55334303427495) translate (14.394cm 10.466cm)">
          <text:p text:style-name="P3"><text:span text:style-name="T1">MetalLB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381cm" fo:margin-bottom="0.381cm" fo:margin-left="0.381cm" fo:margin-right="0.381cm" fo:page-width="22.86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8T23:22:12</meta:creation-date>
    <dc:date>2024-07-22T18:09:42.490416084</dc:date>
    <meta:editing-duration>P2DT4H15M42S</meta:editing-duration>
    <meta:editing-cycles>511</meta:editing-cycles>
    <meta:generator>LibreOffice/7.6.7.2$Linux_X86_64 LibreOffice_project/60$Build-2</meta:generator>
    <meta:document-statistic meta:object-count="112"/>
  </office:meta>
</office:document-meta>
</file>